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0C830D37677DF61C59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91b9" officeooo:paragraph-rsid="00018e48"/>
    </style:style>
    <style:style style:name="P2" style:family="paragraph" style:parent-style-name="Standard">
      <style:text-properties officeooo:rsid="00018e48" officeooo:paragraph-rsid="00018e48"/>
    </style:style>
    <style:style style:name="P3" style:family="paragraph" style:parent-style-name="Standard">
      <style:text-properties fo:font-weight="bold" officeooo:rsid="00018e48" officeooo:paragraph-rsid="00018e48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018e48" officeooo:paragraph-rsid="00018e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8e48" officeooo:paragraph-rsid="00018e48" style:font-weight-asian="normal" style:font-weight-complex="normal"/>
    </style:style>
    <style:style style:name="P6" style:family="paragraph" style:parent-style-name="Text_20_body">
      <style:text-properties officeooo:rsid="00018e48" officeooo:paragraph-rsid="00018e48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18e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9.6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RRAMIENTAS HTML Y CSS 1</text:p>
      <text:p text:style-name="P3">PEC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ASCUAL ORDIÑANA SOLER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1" text:outline-level="1">1. Introducción</text:h>
      <text:p text:style-name="Text_20_body"/>
      <text:p text:style-name="P6">En esta documentación se encuentra la mejora de la gestión de las imágenes del proyecto web realizado durante la asignatura.</text:p>
      <text:p text:style-name="P6"/>
      <text:h text:style-name="Heading_20_1" text:outline-level="1">2. Documentación</text:h>
      <text:p text:style-name="Text_20_body"/>
      <text:h text:style-name="Heading_20_2" text:outline-level="2">2.1 Portada</text:h>
      <text:p text:style-name="Text_20_body"/>
      <text:p text:style-name="P6">En la portada se ha añadido un recurso grafico editado con clip-path. El código es el siguiente y se encuentra en la pagina index.html:</text:p>
      <text:p text:style-name="P6"><draw:frame text:anchor-type="paragraph" draw:z-index="3" draw:name="Forma1" draw:style-name="gr1" draw:text-style-name="P7" svg:width="16.458cm" svg:height="9.605cm" svg:x="-0.034cm" svg:y="0.665cm"><draw:text-box><text:p>&lt;img class="clip-svg" src="assets/images/portada/imgRocket.jpg" alt="Rocket"&gt;</text:p><text:p/><text:p><text:s text:c="8"/>&lt;svg width="20%" height="20%"&gt;</text:p><text:p/><text:p><text:s text:c="10"/>&lt;defs&gt;</text:p><text:p/><text:p><text:s text:c="12"/>&lt;clipPath id="myClip"&gt;</text:p><text:p><text:s text:c="14"/>&lt;text class="clip-svg__text" lengthAdjust="spacing" font-size="24vh" font-weight="700" x="20%" y="300%"&gt;</text:p><text:p><text:s text:c="16"/>Viajes &lt;/text&gt;</text:p><text:p><text:s text:c="12"/>&lt;/clipPath&gt;</text:p><text:p/><text:p><text:s text:c="10"/>&lt;/defs&gt;</text:p><text:p/><text:p><text:s text:c="8"/>&lt;/svg&gt;</text:p></draw:text-box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91b9" officeooo:paragraph-rsid="00018e48"/>
    </style:style>
    <style:style style:name="MT1" style:family="text">
      <style:text-properties officeooo:rsid="00018e48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OC – Universitat Oberta de Catalunya</text:p>
        <text:p text:style-name="MP1">Máster en programación de sitios y aplicaciones web</text:p>
        <text:p text:style-name="MP1">Herramientas HTML y CSS <text:span text:style-name="MT1">1</text:span> - PEC2</text:p>
      </style:header>
      <style:footer>
        <text:p text:style-name="Footer"><draw:frame draw:style-name="Mfr1" draw:name="Imagen1" text:anchor-type="char" svg:width="3.387cm" svg:height="1.693cm" draw:z-index="2"><draw:image xlink:href="Pictures/1000000000000190000000C830D37677DF61C59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3:50:20.869388367</meta:creation-date>
    <dc:date>2021-12-10T14:08:06.510119106</dc:date>
    <meta:editing-duration>PT17M45S</meta:editing-duration>
    <meta:editing-cycles>1</meta:editing-cycles>
    <meta:document-statistic meta:table-count="0" meta:image-count="1" meta:object-count="0" meta:page-count="3" meta:paragraph-count="12" meta:word-count="80" meta:character-count="478" meta:non-whitespace-character-count="409"/>
    <meta:generator>LibreOffice/6.4.7.2$Linux_X86_64 LibreOffice_project/40$Build-2</meta:generator>
  </office:meta>
</office:document-meta>
</file>